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, Consolas"/>
    <style:font-face style:name="Arial1" svg:font-family="Arial" style:font-family-generic="system" style:font-pitch="variable"/>
    <style:font-face style:name="Arial2" svg:font-family="Arial" style:font-pitch="variable"/>
    <style:font-face style:name="Arial3" svg:font-family="Arial" style:font-family-generic="swiss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000000"/>
    </style:style>
    <style:style style:name="gr1" style:family="graphic" style:parent-style-name="standard">
      <style:graphic-properties svg:stroke-width="0.081cm" svg:stroke-color="#00ffff" draw:marker-start-width="0.321cm" draw:marker-end-width="0.321cm" draw:fill="solid" draw:fill-color="#000000" draw:textarea-horizontal-align="justify" draw:textarea-vertical-align="middle" draw:auto-grow-height="false" fo:min-height="0.594cm" fo:min-width="6.328cm" fo:padding-top="0.165cm" fo:padding-bottom="0.165cm" fo:padding-left="0.29cm" fo:padding-right="0.29cm" style:writing-mode="lr-tb" loext:decorative="false"/>
      <style:paragraph-properties style:writing-mode="lr-tb"/>
    </style:style>
    <style:style style:name="gr2" style:family="graphic" style:parent-style-name="standard">
      <style:graphic-properties svg:stroke-width="0.081cm" svg:stroke-color="#bcb4ff" draw:marker-start-width="0.321cm" draw:marker-end-width="0.321cm" draw:fill="solid" draw:fill-color="#000000" draw:textarea-horizontal-align="justify" draw:textarea-vertical-align="middle" draw:auto-grow-height="false" fo:min-height="1.88cm" fo:min-width="6.328cm" fo:padding-top="0.165cm" fo:padding-bottom="0.165cm" fo:padding-left="0.29cm" fo:padding-right="0.29cm" style:writing-mode="lr-tb" loext:decorative="false"/>
      <style:paragraph-properties style:writing-mode="lr-tb"/>
    </style:style>
    <style:style style:name="gr3" style:family="graphic" style:parent-style-name="standard">
      <style:graphic-properties svg:stroke-width="0.081cm" svg:stroke-color="#ffff00" draw:marker-start-width="0.321cm" draw:marker-end-width="0.321cm" draw:fill="solid" draw:fill-color="#000000" draw:textarea-horizontal-align="justify" draw:textarea-vertical-align="middle" draw:auto-grow-height="false" fo:min-height="0.523cm" fo:min-width="6.328cm" fo:padding-top="0.165cm" fo:padding-bottom="0.165cm" fo:padding-left="0.29cm" fo:padding-right="0.29cm" style:writing-mode="lr-tb" loext:decorative="false"/>
      <style:paragraph-properties style:writing-mode="lr-tb"/>
    </style:style>
    <style:style style:name="gr4" style:family="graphic" style:parent-style-name="standard">
      <style:graphic-properties svg:stroke-width="0.081cm" svg:stroke-color="#00ffff" draw:marker-start-width="0.321cm" draw:marker-end-width="0.321cm" draw:fill="solid" draw:fill-color="#000000" draw:textarea-horizontal-align="justify" draw:textarea-vertical-align="middle" draw:auto-grow-height="false" fo:min-height="0.594cm" fo:min-width="7.992cm" fo:padding-top="0.165cm" fo:padding-bottom="0.165cm" fo:padding-left="0.29cm" fo:padding-right="0.29cm" style:writing-mode="lr-tb" loext:decorative="false"/>
      <style:paragraph-properties style:writing-mode="lr-tb"/>
    </style:style>
    <style:style style:name="gr5" style:family="graphic" style:parent-style-name="standard">
      <style:graphic-properties svg:stroke-width="0.081cm" svg:stroke-color="#bcb4ff" draw:marker-start-width="0.321cm" draw:marker-end-width="0.321cm" draw:fill="solid" draw:fill-color="#000000" draw:textarea-horizontal-align="justify" draw:textarea-vertical-align="middle" draw:auto-grow-height="false" fo:min-height="1.6cm" fo:min-width="7.992cm" fo:padding-top="0.165cm" fo:padding-bottom="0.165cm" fo:padding-left="0.29cm" fo:padding-right="0.29cm" style:writing-mode="lr-tb" loext:decorative="false"/>
      <style:paragraph-properties style:writing-mode="lr-tb"/>
    </style:style>
    <style:style style:name="gr6" style:family="graphic" style:parent-style-name="standard">
      <style:graphic-properties svg:stroke-width="0.081cm" svg:stroke-color="#ffff00" draw:marker-start-width="0.321cm" draw:marker-end-width="0.321cm" draw:fill="solid" draw:fill-color="#000000" draw:textarea-horizontal-align="justify" draw:textarea-vertical-align="middle" draw:auto-grow-height="false" fo:min-height="0.496cm" fo:min-width="7.992cm" fo:padding-top="0.165cm" fo:padding-bottom="0.165cm" fo:padding-left="0.29cm" fo:padding-right="0.29cm" style:writing-mode="lr-tb" loext:decorative="false"/>
      <style:paragraph-properties style:writing-mode="lr-tb"/>
    </style:style>
    <style:style style:name="gr7" style:family="graphic" style:parent-style-name="standard">
      <style:graphic-properties svg:stroke-width="0.081cm" svg:stroke-color="#00ffff" draw:marker-start-width="0.321cm" draw:marker-end-width="0.321cm" draw:fill="solid" draw:fill-color="#000000" draw:textarea-horizontal-align="justify" draw:textarea-vertical-align="middle" draw:auto-grow-height="false" fo:min-height="0.594cm" fo:min-width="8.899cm" fo:padding-top="0.165cm" fo:padding-bottom="0.165cm" fo:padding-left="0.29cm" fo:padding-right="0.29cm" style:writing-mode="lr-tb" loext:decorative="false"/>
      <style:paragraph-properties style:writing-mode="lr-tb"/>
    </style:style>
    <style:style style:name="gr8" style:family="graphic" style:parent-style-name="standard">
      <style:graphic-properties svg:stroke-width="0.081cm" svg:stroke-color="#bcb4ff" draw:marker-start-width="0.321cm" draw:marker-end-width="0.321cm" draw:fill="solid" draw:fill-color="#000000" draw:textarea-horizontal-align="justify" draw:textarea-vertical-align="middle" draw:auto-grow-height="false" fo:min-height="0.593cm" fo:min-width="8.899cm" fo:padding-top="0.165cm" fo:padding-bottom="0.165cm" fo:padding-left="0.29cm" fo:padding-right="0.29cm" style:writing-mode="lr-tb" loext:decorative="false"/>
      <style:paragraph-properties style:writing-mode="lr-tb"/>
    </style:style>
    <style:style style:name="gr9" style:family="graphic" style:parent-style-name="standard">
      <style:graphic-properties svg:stroke-width="0.081cm" svg:stroke-color="#ffff00" draw:marker-start-width="0.321cm" draw:marker-end-width="0.321cm" draw:fill="solid" draw:fill-color="#000000" draw:textarea-horizontal-align="justify" draw:textarea-vertical-align="middle" draw:auto-grow-height="false" fo:min-height="1.256cm" fo:min-width="8.899cm" fo:padding-top="0.165cm" fo:padding-bottom="0.165cm" fo:padding-left="0.29cm" fo:padding-right="0.29cm" style:writing-mode="lr-tb" loext:decorative="false"/>
      <style:paragraph-properties style:writing-mode="lr-tb"/>
    </style:style>
    <style:style style:name="gr10" style:family="graphic" style:parent-style-name="standard">
      <style:graphic-properties draw:stroke="solid" draw:stroke-dash="Dash_20__28_Rounded_29_" svg:stroke-color="#00ffff" svg:stroke-linecap="round" draw:fill="none" fo:min-height="7.727cm" loext:decorative="false"/>
      <style:paragraph-properties style:writing-mode="lr-tb"/>
    </style:style>
    <style:style style:name="gr11" style:family="graphic" style:parent-style-name="standard">
      <style:graphic-properties draw:stroke="solid" draw:stroke-dash="Dash_20__28_Rounded_29_" svg:stroke-color="#00ffff" svg:stroke-linecap="round" draw:fill="none" fo:min-height="10.788cm" loext:decorative="false"/>
      <style:paragraph-properties style:writing-mode="lr-tb"/>
    </style:style>
    <style:style style:name="gr12" style:family="graphic" style:parent-style-name="standard">
      <style:graphic-properties draw:stroke="solid" draw:stroke-dash="Dash_20__28_Rounded_29_" svg:stroke-color="#00ffff" svg:stroke-linecap="round" draw:fill="none" fo:min-height="10.052cm" loext:decorative="false"/>
      <style:paragraph-properties style:writing-mode="lr-tb"/>
    </style:style>
    <style:style style:name="gr13" style:family="graphic" style:parent-style-name="standard">
      <style:graphic-properties svg:stroke-width="0.081cm" svg:stroke-color="#00ffff" draw:marker-start="Arrowheads_20_1" draw:marker-start-width="0.322cm" draw:marker-end="Arrowheads_20_3" draw:marker-end-width="0.322cm" draw:fill="solid" draw:fill-color="#000000" draw:textarea-vertical-align="middle" fo:padding-top="0.166cm" fo:padding-bottom="0.166cm" fo:padding-left="0.291cm" fo:padding-right="0.291cm" loext:decorative="false"/>
    </style:style>
    <style:style style:name="gr14" style:family="graphic" style:parent-style-name="standard">
      <style:graphic-properties draw:stroke="solid" draw:stroke-dash="Dash_20__28_Rounded_29_" svg:stroke-color="#00ffff" svg:stroke-linecap="round" draw:fill="none" fo:min-height="2.361cm" loext:decorative="false"/>
      <style:paragraph-properties style:writing-mode="lr-tb"/>
    </style:style>
    <style:style style:name="gr15" style:family="graphic" style:parent-style-name="standard">
      <style:graphic-properties draw:stroke="none" draw:fill="none" fo:min-height="0.674cm" loext:decorative="false"/>
      <style:paragraph-properties style:writing-mode="lr-tb"/>
    </style:style>
    <style:style style:name="gr16" style:family="graphic" style:parent-style-name="standard" style:list-style-name="L1">
      <style:graphic-properties draw:stroke="none" draw:fill="none" fo:min-height="1.347cm" loext:decorative="false"/>
      <style:paragraph-properties style:writing-mode="lr-tb"/>
    </style:style>
    <style:style style:name="gr17" style:family="graphic" style:parent-style-name="standard" style:list-style-name="L1">
      <style:graphic-properties draw:stroke="none" draw:fill="none" fo:min-height="4.267cm" loext:decorative="false"/>
      <style:paragraph-properties style:writing-mode="lr-tb"/>
    </style:style>
    <style:style style:name="gr18" style:family="graphic" style:parent-style-name="standard">
      <style:graphic-properties draw:stroke="none" draw:fill="none" fo:min-height="0.89cm" loext:decorative="false"/>
      <style:paragraph-properties style:writing-mode="lr-tb"/>
    </style:style>
    <style:style style:name="gr19" style:family="graphic" style:parent-style-name="objectwithoutfill">
      <style:graphic-properties svg:stroke-width="0.081cm" svg:stroke-color="#bcb4ff" draw:marker-start-width="0.321cm" draw:marker-end="Arrowheads_20_4" draw:marker-end-width="0.421cm" draw:fill="none" draw:textarea-vertical-align="middle" fo:padding-top="0.165cm" fo:padding-bottom="0.165cm" fo:padding-left="0.29cm" fo:padding-right="0.29cm" loext:decorative="false"/>
    </style:style>
    <style:style style:name="gr20" style:family="graphic" style:parent-style-name="standard" style:list-style-name="L1">
      <style:graphic-properties draw:stroke="none" draw:fill="none" fo:min-height="1.347cm" loext:decorative="false"/>
      <style:paragraph-properties style:writing-mode="lr-tb"/>
    </style:style>
    <style:style style:name="gr21" style:family="graphic" style:parent-style-name="objectwithoutfill">
      <style:graphic-properties svg:stroke-width="0.081cm" svg:stroke-color="#bcb4ff" draw:marker-start-width="0.321cm" draw:marker-end="Arrowheads_20_4" draw:marker-end-width="0.421cm" draw:fill="none" draw:textarea-vertical-align="middle" fo:padding-top="0.165cm" fo:padding-bottom="0.165cm" fo:padding-left="0.29cm" fo:padding-right="0.29cm" loext:decorative="false"/>
      <style:paragraph-properties style:writing-mode="lr-tb"/>
    </style:style>
    <style:style style:name="gr22" style:family="graphic" style:parent-style-name="standard">
      <style:graphic-properties draw:stroke="none" draw:fill="none" fo:min-height="0.433cm" loext:decorative="false"/>
      <style:paragraph-properties style:writing-mode="lr-tb"/>
    </style:style>
    <style:style style:name="gr23" style:family="graphic" style:parent-style-name="objectwithoutfill">
      <style:graphic-properties svg:stroke-width="0.081cm" svg:stroke-color="#ffff00" draw:marker-start-width="0.321cm" draw:marker-end="Arrowheads_20_4" draw:marker-end-width="0.421cm" draw:fill="none" draw:textarea-vertical-align="middle" fo:padding-top="0.165cm" fo:padding-bottom="0.165cm" fo:padding-left="0.29cm" fo:padding-right="0.29cm" loext:decorative="false"/>
      <style:paragraph-properties style:writing-mode="lr-tb"/>
    </style:style>
    <style:style style:name="gr24" style:family="graphic" style:parent-style-name="standard" style:list-style-name="L1">
      <style:graphic-properties draw:stroke="none" draw:fill="none" fo:min-height="1.347cm" loext:decorative="false"/>
      <style:paragraph-properties style:writing-mode="lr-tb"/>
    </style:style>
    <style:style style:name="P1" style:family="paragraph">
      <style:paragraph-properties fo:text-align="center"/>
      <style:text-properties fo:color="#00ffff" loext:opacity="100%" fo:font-size="17pt" fo:text-shadow="1pt 1pt" fo:font-weight="bold" style:font-size-asian="17pt" style:font-weight-asian="bold" style:font-size-complex="17pt" style:font-weight-complex="bold"/>
    </style:style>
    <style:style style:name="P2" style:family="paragraph">
      <loext:graphic-properties draw:fill="solid" draw:fill-color="#000000"/>
      <style:paragraph-properties fo:text-align="center" style:writing-mode="lr-tb"/>
      <style:text-properties fo:color="#00ffff" loext:opacity="100%" fo:font-size="17pt" fo:text-shadow="1pt 1pt" fo:font-weight="bold" style:font-size-asian="17pt" style:font-weight-asian="bold" style:font-size-complex="17pt" style:font-weight-complex="bold"/>
    </style:style>
    <style:style style:name="P3" style:family="paragraph">
      <style:paragraph-properties fo:text-align="start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4" style:family="paragraph">
      <loext:graphic-properties draw:fill="solid" draw:fill-color="#000000"/>
      <style:paragraph-properties fo:text-align="start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5" style:family="paragraph">
      <style:paragraph-properties fo:text-align="start"/>
      <style:text-properties fo:color="#ffffff" loext:opacity="100%" fo:font-size="15pt" fo:font-weight="bold" style:font-size-asian="15pt" style:font-size-complex="15pt"/>
    </style:style>
    <style:style style:name="P6" style:family="paragraph">
      <loext:graphic-properties draw:fill="solid" draw:fill-color="#000000"/>
      <style:paragraph-properties fo:text-align="start" style:writing-mode="lr-tb"/>
      <style:text-properties fo:color="#ffffff" loext:opacity="100%" fo:font-size="15pt" fo:font-weight="bold" style:font-size-asian="15pt" style:font-size-complex="15pt"/>
    </style:style>
    <style:style style:name="P7" style:family="paragraph">
      <style:paragraph-properties fo:text-align="start"/>
      <style:text-properties fo:font-size="15pt" fo:font-weight="bold" style:font-size-asian="15pt" style:font-weight-asian="bold" style:font-size-complex="15pt" style:font-weight-complex="bold"/>
    </style:style>
    <style:style style:name="P8" style:family="paragraph">
      <loext:graphic-properties draw:fill="solid" draw:fill-color="#000000"/>
      <style:paragraph-properties fo:text-align="start" style:writing-mode="lr-tb"/>
      <style:text-properties fo:font-size="15pt" fo:font-weight="bold" style:font-size-asian="15pt" style:font-weight-asian="bold" style:font-size-complex="15pt" style:font-weight-complex="bold"/>
    </style:style>
    <style:style style:name="P9" style:family="paragraph">
      <style:paragraph-properties fo:margin-left="0cm" fo:margin-right="0cm" fo:line-height="90%" fo:text-indent="0cm"/>
    </style:style>
    <style:style style:name="P10" style:family="paragraph">
      <style:paragraph-properties fo:line-height="90%"/>
    </style:style>
    <style:style style:name="P11" style:family="paragraph">
      <loext:graphic-properties draw:fill="none"/>
      <style:paragraph-properties fo:margin-left="0cm" fo:margin-right="0cm" fo:margin-top="0.42cm" fo:margin-bottom="0.35cm" fo:line-height="90%" fo:text-indent="0cm"/>
      <style:text-properties style:font-name="Arial" fo:font-size="15pt" fo:text-shadow="1pt 1pt" fo:font-weight="bold" style:font-size-asian="15pt" style:font-name-complex="Arial" style:font-size-complex="15pt"/>
    </style:style>
    <style:style style:name="P12" style:family="paragraph">
      <loext:graphic-properties draw:fill="none"/>
      <style:paragraph-properties fo:margin-left="0cm" fo:margin-right="0cm" fo:margin-top="0.42cm" fo:margin-bottom="0.35cm" fo:line-height="90%" fo:text-indent="0cm"/>
      <style:text-properties style:font-name="Arial" fo:font-size="15pt" fo:font-weight="bold" style:font-size-asian="15pt" style:font-name-complex="Arial" style:font-size-complex="15pt"/>
    </style:style>
    <style:style style:name="P13" style:family="paragraph">
      <loext:graphic-properties draw:fill="solid" draw:fill-color="#000000"/>
      <style:paragraph-properties fo:text-align="center"/>
      <style:text-properties fo:font-weight="bold"/>
    </style:style>
    <style:style style:name="P14" style:family="paragraph">
      <style:paragraph-properties fo:margin-left="0cm" fo:margin-right="0cm" style:line-height-at-least="1.085cm" fo:text-indent="0cm"/>
    </style:style>
    <style:style style:name="P15" style:family="paragraph">
      <loext:graphic-properties draw:fill="none"/>
      <style:paragraph-properties fo:margin-left="0cm" fo:margin-right="0cm" fo:margin-top="0.42cm" fo:margin-bottom="0.35cm" style:line-height-at-least="1.085cm" fo:text-indent="0cm"/>
      <style:text-properties style:font-name="Arial" fo:font-size="22.5pt" fo:font-weight="bold" style:font-size-asian="15pt" style:font-name-complex="Arial" style:font-size-complex="15pt"/>
    </style:style>
    <style:style style:name="P16" style:family="paragraph">
      <loext:graphic-properties draw:fill="none"/>
      <style:text-properties fo:color="#a9a9a9" loext:opacity="100%" fo:font-size="17pt" fo:font-weight="bold" style:font-size-asian="17pt" style:font-size-complex="17pt"/>
    </style:style>
    <style:style style:name="P17" style:family="paragraph">
      <style:paragraph-properties fo:margin-left="0cm" fo:margin-right="0cm" fo:margin-top="0cm" fo:margin-bottom="0cm" fo:line-height="100%" fo:text-indent="0cm"/>
    </style:style>
    <style:style style:name="P18" style:family="paragraph">
      <loext:graphic-properties draw:fill="none"/>
      <style:paragraph-properties fo:margin-left="0cm" fo:margin-right="0cm" fo:margin-top="0cm" fo:margin-bottom="0cm" fo:line-height="100%" fo:text-indent="0cm"/>
      <style:text-properties fo:color="#a9a9a9" loext:opacity="100%" fo:font-size="17pt" fo:font-weight="bold" style:font-size-asian="17pt" style:font-size-complex="17pt"/>
    </style:style>
    <style:style style:name="P19" style:family="paragraph">
      <loext:graphic-properties draw:fill="none"/>
      <style:paragraph-properties fo:margin-left="0cm" fo:margin-right="0cm" fo:margin-top="0cm" fo:margin-bottom="0cm" fo:line-height="100%" fo:text-indent="0cm"/>
      <style:text-properties fo:color="#00ffff" loext:opacity="100%" fo:font-size="16pt" fo:font-weight="bold" style:font-size-asian="16pt" style:font-size-complex="16pt"/>
    </style:style>
    <style:style style:name="P20" style:family="paragraph">
      <style:paragraph-properties fo:margin-top="0.42cm" fo:margin-bottom="0.35cm"/>
    </style:style>
    <style:style style:name="P21" style:family="paragraph">
      <loext:graphic-properties draw:fill="none"/>
      <style:paragraph-properties fo:margin-top="0.42cm" fo:margin-bottom="0.35cm"/>
      <style:text-properties fo:font-size="22.5pt" style:font-size-asian="22.5pt" style:font-size-complex="22.5pt"/>
    </style:style>
    <style:style style:name="P22" style:family="paragraph">
      <loext:graphic-properties draw:fill="none"/>
      <style:paragraph-properties fo:text-align="center"/>
    </style:style>
    <style:style style:name="P23" style:family="paragraph">
      <loext:graphic-properties draw:fill="none"/>
      <style:paragraph-properties fo:margin-left="0cm" fo:margin-right="0cm" fo:margin-top="0cm" fo:margin-bottom="0cm" fo:line-height="100%" fo:text-indent="0cm"/>
      <style:text-properties fo:color="#808080" loext:opacity="100%" fo:font-size="17pt" fo:font-weight="bold" style:font-size-asian="17pt" style:font-size-complex="17pt"/>
    </style:style>
    <style:style style:name="P24" style:family="paragraph">
      <style:paragraph-properties fo:text-align="center"/>
    </style:style>
    <style:style style:name="P25" style:family="paragraph">
      <loext:graphic-properties draw:fill="none"/>
      <style:text-properties fo:font-size="8pt" fo:text-shadow="1pt 1pt" style:font-size-asian="8pt" style:font-size-complex="8pt"/>
    </style:style>
    <style:style style:name="P26" style:family="paragraph">
      <loext:graphic-properties draw:fill="none"/>
      <style:text-properties fo:color="#ff69b4" loext:opacity="100%" fo:font-size="8pt" fo:text-shadow="1pt 1pt" style:font-size-asian="8pt" style:font-size-complex="8pt"/>
    </style:style>
    <style:style style:name="P27" style:family="paragraph">
      <loext:graphic-properties draw:fill="none"/>
      <style:text-properties fo:color="#00ff00" loext:opacity="100%" fo:font-size="8pt" fo:text-shadow="1pt 1pt" style:font-size-asian="8pt" style:font-size-complex="8pt"/>
    </style:style>
    <style:style style:name="T1" style:family="text">
      <style:text-properties fo:color="#00ffff" loext:opacity="100%" fo:font-size="17pt" fo:text-shadow="1pt 1pt" fo:font-weight="bold" style:font-size-asian="17pt" style:font-weight-asian="bold" style:font-size-complex="17pt" style:font-weight-complex="bold"/>
    </style:style>
    <style:style style:name="T2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15pt" fo:font-style="normal" fo:text-shadow="none" style:text-underline-style="none" fo:font-weight="bold" style:letter-kerning="true" style:font-name-asian="Microsoft YaHei" style:font-size-asian="15pt" style:font-style-asian="normal" style:font-weight-asian="bold" style:font-name-complex="Arial1" style:font-size-complex="15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color="#bcb4ff" loext:opacity="100%" style:font-name="Arial" fo:font-size="15pt" fo:font-weight="bold" style:font-size-asian="15pt" style:font-weight-asian="bold" style:font-name-complex="Arial" style:font-size-complex="15pt" style:font-weight-complex="bold"/>
    </style:style>
    <style:style style:name="T4" style:family="text"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T5" style:family="text">
      <style:text-properties fo:color="#ffffff" loext:opacity="100%" fo:font-size="15pt" fo:font-weight="bold" style:font-size-asian="15pt" style:font-size-complex="15pt"/>
    </style:style>
    <style:style style:name="T6" style:family="text">
      <style:text-properties fo:color="#ffff00" loext:opacity="100%" fo:font-size="15pt" fo:font-weight="bold" style:font-size-asian="15pt" style:font-weight-asian="bold" style:font-size-complex="15pt" style:font-weight-complex="bold"/>
    </style:style>
    <style:style style:name="T7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15pt" fo:font-style="normal" fo:text-shadow="none" style:text-underline-style="none" fo:font-weight="bold" style:letter-kerning="true" style:font-name-asian="Microsoft YaHei" style:font-size-asian="15pt" style:font-style-asian="normal" style:font-weight-asian="normal" style:font-name-complex="Arial1" style:font-size-complex="15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bcb4ff" loext:opacity="100%" style:font-name="Arial" fo:font-size="15pt" fo:font-weight="bold" style:font-size-asian="15pt" style:font-name-complex="Arial" style:font-size-complex="15pt"/>
    </style:style>
    <style:style style:name="T9" style:family="text">
      <style:text-properties fo:color="#00ffff" loext:opacity="100%" fo:font-size="15pt" fo:font-weight="bold" style:font-size-asian="15pt" style:font-size-complex="15pt"/>
    </style:style>
    <style:style style:name="T10" style:family="text">
      <style:text-properties fo:font-variant="normal" fo:text-transform="none" fo:color="#ffff00" loext:opacity="100%" style:text-outline="false" style:text-line-through-style="none" style:text-line-through-type="none" style:font-name="Liberation Sans" fo:font-size="15pt" fo:font-style="normal" fo:text-shadow="none" style:text-underline-style="none" fo:font-weight="bold" style:letter-kerning="true" style:font-name-asian="Microsoft YaHei" style:font-size-asian="15pt" style:font-style-asian="normal" style:font-weight-asian="bold" style:font-name-complex="Arial1" style:font-size-complex="15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color="#f9cccc" loext:opacity="100%" style:font-name="Arial" fo:font-size="15pt" fo:text-shadow="1pt 1pt" fo:font-weight="bold" style:font-size-asian="15pt" style:font-name-complex="Arial" style:font-size-complex="15pt"/>
    </style:style>
    <style:style style:name="T12" style:family="text">
      <style:text-properties fo:color="#d4d4d4" loext:opacity="100%" style:font-name="Arial" fo:font-size="15pt" fo:text-shadow="1pt 1pt" fo:font-weight="bold" style:font-size-asian="15pt" style:font-name-complex="Arial" style:font-size-complex="15pt"/>
    </style:style>
    <style:style style:name="T13" style:family="text">
      <style:text-properties fo:color="#00ffff" loext:opacity="100%" style:font-name="Arial" fo:font-size="15pt" fo:text-shadow="1pt 1pt" fo:font-weight="bold" style:font-size-asian="15pt" style:font-name-complex="Arial" style:font-size-complex="15pt"/>
    </style:style>
    <style:style style:name="T14" style:family="text">
      <style:text-properties fo:color="#ffffff" loext:opacity="100%" style:font-name="Arial" fo:font-size="15pt" fo:text-shadow="1pt 1pt" fo:font-weight="bold" style:font-size-asian="15pt" style:font-name-complex="Arial" style:font-size-complex="15pt"/>
    </style:style>
    <style:style style:name="T15" style:family="text">
      <style:text-properties fo:color="#d4d4d4" loext:opacity="100%" fo:font-size="15pt" fo:text-shadow="1pt 1pt" fo:font-weight="bold" style:font-size-asian="15pt" style:font-size-complex="15pt"/>
    </style:style>
    <style:style style:name="T16" style:family="text">
      <style:text-properties fo:color="#bcb4ff" loext:opacity="100%" style:font-name="Arial" fo:font-size="15pt" fo:text-shadow="1pt 1pt" fo:font-weight="bold" style:font-size-asian="15pt" style:font-name-complex="Arial" style:font-size-complex="15pt"/>
    </style:style>
    <style:style style:name="T17" style:family="text">
      <style:text-properties fo:color="#569cd6" loext:opacity="100%" style:font-name="Arial" fo:font-size="15pt" fo:text-shadow="1pt 1pt" fo:font-weight="bold" style:font-size-asian="15pt" style:font-name-complex="Arial" style:font-size-complex="15pt"/>
    </style:style>
    <style:style style:name="T18" style:family="text">
      <style:text-properties fo:font-size="9pt" fo:text-shadow="1pt 1pt" fo:font-weight="bold" style:font-size-asian="9pt" style:font-size-complex="9pt"/>
    </style:style>
    <style:style style:name="T19" style:family="text">
      <style:text-properties fo:color="#fffb00" loext:opacity="100%" style:font-name="Arial" fo:font-size="15pt" fo:text-shadow="1pt 1pt" fo:font-weight="bold" style:font-size-asian="15pt" style:font-name-complex="Arial" style:font-size-complex="15pt"/>
    </style:style>
    <style:style style:name="T20" style:family="text">
      <style:text-properties fo:color="#d3d3d3" loext:opacity="100%" style:font-name="Arial" fo:font-size="15pt" fo:text-shadow="1pt 1pt" fo:font-weight="bold" style:font-size-asian="15pt" style:font-name-complex="Arial" style:font-size-complex="15pt"/>
    </style:style>
    <style:style style:name="T21" style:family="text">
      <style:text-properties fo:color="#9cdcfe" loext:opacity="100%" style:font-name="Arial" fo:font-size="15pt" fo:text-shadow="1pt 1pt" fo:font-weight="bold" style:font-size-asian="15pt" style:font-name-complex="Arial" style:font-size-complex="15pt"/>
    </style:style>
    <style:style style:name="T22" style:family="text">
      <style:text-properties fo:color="#f9cccc" loext:opacity="100%" style:font-name="Arial" fo:font-size="15pt" fo:font-weight="bold" style:font-size-asian="15pt" style:font-name-complex="Arial" style:font-size-complex="15pt"/>
    </style:style>
    <style:style style:name="T23" style:family="text">
      <style:text-properties fo:color="#d4d4d4" loext:opacity="100%" style:font-name="Arial" fo:font-size="15pt" fo:font-weight="bold" style:font-size-asian="15pt" style:font-name-complex="Arial" style:font-size-complex="15pt"/>
    </style:style>
    <style:style style:name="T24" style:family="text">
      <style:text-properties fo:color="#00ffff" loext:opacity="100%" style:font-name="Arial" fo:font-size="15pt" fo:font-weight="bold" style:font-size-asian="15pt" style:font-name-complex="Arial" style:font-size-complex="15pt"/>
    </style:style>
    <style:style style:name="T25" style:family="text">
      <style:text-properties fo:color="#ffffff" loext:opacity="100%" style:font-name="Arial" fo:font-size="15pt" fo:font-weight="bold" style:font-size-asian="15pt" style:font-name-complex="Arial" style:font-size-complex="15pt"/>
    </style:style>
    <style:style style:name="T26" style:family="text">
      <style:text-properties fo:color="#569cd6" loext:opacity="100%" style:font-name="Arial" fo:font-size="15pt" fo:font-weight="bold" style:font-size-asian="15pt" style:font-name-complex="Arial" style:font-size-complex="15pt"/>
    </style:style>
    <style:style style:name="T27" style:family="text">
      <style:text-properties fo:color="#fffb00" loext:opacity="100%" style:font-name="Arial" fo:font-size="15pt" fo:font-weight="bold" style:font-size-asian="15pt" style:font-name-complex="Arial" style:font-size-complex="15pt"/>
    </style:style>
    <style:style style:name="T28" style:family="text">
      <style:text-properties style:font-name="Arial" fo:font-size="9pt" fo:font-weight="bold" style:font-size-asian="9pt" style:font-name-complex="Arial" style:font-size-complex="9pt"/>
    </style:style>
    <style:style style:name="T29" style:family="text">
      <style:text-properties fo:color="#9cdcfe" loext:opacity="100%" style:font-name="Arial" fo:font-size="15pt" fo:font-weight="bold" style:font-size-asian="15pt" style:font-name-complex="Arial" style:font-size-complex="15pt"/>
    </style:style>
    <style:style style:name="T30" style:family="text">
      <style:text-properties fo:color="#d3d3d3" loext:opacity="100%" style:font-name="Arial" fo:font-size="15pt" fo:font-weight="bold" style:font-size-asian="15pt" style:font-name-complex="Arial" style:font-size-complex="15pt"/>
    </style:style>
    <style:style style:name="T31" style:family="text">
      <style:text-properties style:font-name="Arial" fo:font-size="15pt" fo:font-weight="bold" style:font-size-asian="15pt" style:font-name-complex="Arial" style:font-size-complex="15pt"/>
    </style:style>
    <style:style style:name="T32" style:family="text">
      <style:text-properties fo:color="#959595" loext:opacity="100%" style:font-name="Arial" fo:font-size="15pt" fo:font-weight="bold" style:font-size-asian="15pt" style:font-name-complex="Arial" style:font-size-complex="15pt"/>
    </style:style>
    <style:style style:name="T33" style:family="text">
      <style:text-properties fo:font-variant="normal" fo:text-transform="none" fo:color="#bcb4ff" loext:opacity="100%" style:text-outline="false" style:text-line-through-style="none" style:text-line-through-type="none" style:font-name="Arial" fo:font-size="22.5pt" fo:font-style="normal" fo:text-shadow="none" style:text-underline-style="none" fo:font-weight="bold" style:letter-kerning="true" style:font-name-asian="Microsoft YaHei" style:font-size-asian="10pt" style:font-style-asian="normal" style:font-weight-asian="normal" style:font-name-complex="Arial" style:font-size-complex="10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d4d4d4" loext:opacity="100%" style:text-outline="false" style:text-line-through-style="none" style:text-line-through-type="none" style:font-name="Arial" fo:font-size="22.5pt" fo:font-style="normal" fo:text-shadow="none" style:text-underline-style="none" fo:font-weight="bold" style:letter-kerning="true" style:font-name-asian="Microsoft YaHei" style:font-size-asian="10pt" style:font-style-asian="normal" style:font-weight-asian="normal" style:font-name-complex="Arial" style:font-size-complex="10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ffffff" loext:opacity="100%" style:text-outline="false" style:text-line-through-style="none" style:text-line-through-type="none" style:font-name="Arial" fo:font-size="22.5pt" fo:font-style="normal" fo:text-shadow="none" style:text-underline-style="none" fo:font-weight="bold" style:letter-kerning="true" style:font-name-asian="Microsoft YaHei" style:font-size-asian="10pt" style:font-style-asian="normal" style:font-weight-asian="normal" style:font-name-complex="Arial" style:font-size-complex="10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569cd6" loext:opacity="100%" style:text-outline="false" style:text-line-through-style="none" style:text-line-through-type="none" style:font-name="Arial" fo:font-size="22.5pt" fo:font-style="normal" fo:text-shadow="none" style:text-underline-style="none" fo:font-weight="bold" style:letter-kerning="true" style:font-name-asian="Microsoft YaHei" style:font-size-asian="10pt" style:font-style-asian="normal" style:font-weight-asian="normal" style:font-name-complex="Arial" style:font-size-complex="10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00ffff" loext:opacity="100%" style:text-outline="false" style:text-line-through-style="none" style:text-line-through-type="none" style:font-name="Arial" fo:font-size="22.5pt" fo:font-style="normal" fo:text-shadow="none" style:text-underline-style="none" fo:font-weight="bold" style:letter-kerning="true" style:font-name-asian="Microsoft YaHei" style:font-size-asian="10pt" style:font-style-asian="normal" style:font-weight-asian="normal" style:font-name-complex="Arial" style:font-size-complex="10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d3d3d3" loext:opacity="100%" style:text-outline="false" style:text-line-through-style="none" style:text-line-through-type="none" style:font-name="Arial" fo:font-size="22.5pt" fo:font-style="normal" fo:text-shadow="none" style:text-underline-style="none" fo:font-weight="bold" style:letter-kerning="true" style:font-name-asian="Microsoft YaHei" style:font-size-asian="10pt" style:font-style-asian="normal" style:font-weight-asian="normal" style:font-name-complex="Arial" style:font-size-complex="10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ff69b4" loext:opacity="100%" style:text-outline="false" style:text-line-through-style="none" style:text-line-through-type="none" style:font-name="Arial" fo:font-size="22.5pt" fo:font-style="normal" fo:text-shadow="none" style:text-underline-style="none" fo:font-weight="bold" style:letter-kerning="true" style:font-name-asian="Microsoft YaHei" style:font-size-asian="10pt" style:font-style-asian="normal" style:font-weight-asian="normal" style:font-name-complex="Arial" style:font-size-complex="10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fo:color="#00ff00" loext:opacity="100%" style:text-outline="false" style:text-line-through-style="none" style:text-line-through-type="none" style:font-name="Arial" fo:font-size="22.5pt" fo:font-style="normal" fo:text-shadow="none" style:text-underline-style="none" fo:font-weight="bold" style:letter-kerning="true" style:font-name-asian="Microsoft YaHei" style:font-size-asian="10pt" style:font-style-asian="normal" style:font-weight-asian="normal" style:font-name-complex="Arial" style:font-size-complex="10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fo:color="#a9a9a9" loext:opacity="100%" style:text-outline="false" style:text-line-through-style="none" style:text-line-through-type="none" style:font-name="Arial" fo:font-size="17pt" fo:font-style="normal" fo:text-shadow="none" style:text-underline-style="none" fo:font-weight="bold" style:letter-kerning="true" style:font-name-asian="Microsoft YaHei" style:font-size-asian="17pt" style:font-style-asian="normal" style:font-weight-asian="normal" style:font-name-complex="Arial" style:font-size-complex="17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fo:color="#00ffff" loext:opacity="100%" style:text-outline="false" style:text-line-through-style="none" style:text-line-through-type="none" style:font-name="Arial" fo:font-size="32pt" fo:font-style="normal" fo:text-shadow="none" style:text-underline-style="none" fo:font-weight="bold" style:letter-kerning="true" style:font-name-asian="Microsoft YaHei" style:font-size-asian="32pt" style:font-style-asian="normal" style:font-weight-asian="normal" style:font-name-complex="Ari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fo:color="#f9cccc" loext:opacity="100%" style:text-outline="false" style:text-line-through-style="none" style:text-line-through-type="none" style:font-name="Arial" fo:font-size="22.5pt" fo:font-style="normal" fo:text-shadow="none" style:text-underline-style="none" fo:font-weight="bold" style:letter-kerning="true" style:font-name-asian="Microsoft YaHei" style:font-size-asian="22.5pt" style:font-style-asian="normal" style:font-weight-asian="normal" style:font-name-complex="Arial" style:font-size-complex="22.5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2.5pt" fo:font-style="normal" fo:text-shadow="none" style:text-underline-style="none" fo:font-weight="normal" style:letter-kerning="true" style:font-name-asian="Microsoft YaHei" style:font-size-asian="22.5pt" style:font-style-asian="normal" style:font-weight-asian="normal" style:font-name-complex="Arial1" style:font-size-complex="22.5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fo:color="#bcb4ff" loext:opacity="100%" style:text-outline="false" style:text-line-through-style="none" style:text-line-through-type="none" style:font-name="Arial" fo:font-size="22.5pt" fo:font-style="normal" fo:text-shadow="none" style:text-underline-style="none" fo:font-weight="bold" style:letter-kerning="true" style:font-name-asian="Microsoft YaHei" style:font-size-asian="22.5pt" style:font-style-asian="normal" style:font-weight-asian="normal" style:font-name-complex="Arial" style:font-size-complex="22.5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font-size="22.5pt" fo:font-weight="bold" style:font-size-asian="22.5pt" style:font-weight-asian="bold" style:font-size-complex="22.5pt" style:font-weight-complex="bold"/>
    </style:style>
    <style:style style:name="T47" style:family="text">
      <style:text-properties fo:font-size="22.5pt" style:font-size-asian="22.5pt" style:font-size-complex="22.5pt"/>
    </style:style>
    <style:style style:name="T48" style:family="text">
      <style:text-properties fo:font-variant="normal" fo:text-transform="none" fo:color="#808080" loext:opacity="100%" style:text-outline="false" style:text-line-through-style="none" style:text-line-through-type="none" style:font-name="Arial" fo:font-size="17pt" fo:font-style="normal" fo:text-shadow="none" style:text-underline-style="none" fo:font-weight="bold" style:letter-kerning="true" style:font-name-asian="Microsoft YaHei" style:font-size-asian="17pt" style:font-style-asian="normal" style:font-weight-asian="normal" style:font-name-complex="Arial" style:font-size-complex="17pt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fo:font-variant="normal" fo:text-transform="none" fo:color="#d3d3d3" loext:opacity="100%" style:text-outline="false" style:text-line-through-style="none" style:text-line-through-type="none" style:font-name="Arial" fo:font-size="11pt" fo:font-style="normal" fo:text-shadow="1pt 1pt" style:text-underline-style="none" fo:font-weight="bold" style:letter-kerning="true" style:font-name-asian="Microsoft YaHei" style:font-size-asian="3.20000004768372pt" style:font-style-asian="normal" style:font-weight-asian="normal" style:font-name-complex="Arial" style:font-size-complex="3.20000004768372pt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fo:color="#ff69b4" loext:opacity="100%" style:text-outline="false" style:text-line-through-style="none" style:text-line-through-type="none" style:font-name="Arial" fo:font-size="11pt" fo:font-style="normal" fo:text-shadow="1pt 1pt" style:text-underline-style="none" fo:font-weight="bold" style:letter-kerning="true" style:font-name-asian="Microsoft YaHei" style:font-size-asian="3.20000004768372pt" style:font-style-asian="normal" style:font-weight-asian="normal" style:font-name-complex="Arial" style:font-size-complex="3.20000004768372pt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fo:font-variant="normal" fo:text-transform="none" fo:color="#00ff00" loext:opacity="100%" style:text-outline="false" style:text-line-through-style="none" style:text-line-through-type="none" style:font-name="Arial" fo:font-size="11pt" fo:font-style="normal" fo:text-shadow="1pt 1pt" style:text-underline-style="none" fo:font-weight="bold" style:letter-kerning="true" style:font-name-asian="Microsoft YaHei" style:font-size-asian="3.20000004768372pt" style:font-style-asian="normal" style:font-weight-asian="normal" style:font-name-complex="Arial" style:font-size-complex="3.2000000476837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6.908cm" svg:height="0.924cm" svg:x="-18.133cm" svg:y="23.811cm">
          <text:p text:style-name="P1"><text:span text:style-name="T1">LocationComponent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6.908cm" svg:height="2.21cm" svg:x="-18.133cm" svg:y="24.735cm">
          <text:p text:style-name="P3"><text:span text:style-name="T2">+ </text:span><text:span text:style-name="T3">element</text:span><text:span text:style-name="T4">: HTMLElement</text:span></text:p>
          <text:p text:style-name="P3"><text:span text:style-name="T2">+ </text:span><text:span text:style-name="T3">x</text:span><text:span text:style-name="T4">: Number</text:span></text:p>
          <text:p text:style-name="P3"><text:span text:style-name="T2">+ </text:span><text:span text:style-name="T3">y</text:span><text:span text:style-name="T4">: Number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6.908cm" svg:height="0.853cm" svg:x="-18.133cm" svg:y="26.942cm">
          <text:p text:style-name="P5"><text:span text:style-name="T5">+ </text:span><text:span text:style-name="T6">moveRight</text:span><text:span text:style-name="T4">()</text:span><text:span text:style-name="T5">: void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8.572cm" svg:height="0.924cm" svg:x="-15.035cm" svg:y="19.341cm">
          <text:p text:style-name="P1"><text:span text:style-name="T1">Dro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draw:layer="layout" svg:width="8.572cm" svg:height="1.93cm" svg:x="-15.035cm" svg:y="20.265cm">
          <text:p text:style-name="P5"><text:span text:style-name="T7">+ </text:span><text:span text:style-name="T8">id</text:span><text:span text:style-name="T5">: String</text:span></text:p>
          <text:p text:style-name="P5"><text:span text:style-name="T7">+ </text:span><text:span text:style-name="T8">location</text:span><text:span text:style-name="T5">: </text:span><text:span text:style-name="T9">LocationComponent</text:span></text:p>
          <text:p text:style-name="P5"><text:span text:style-name="T7">+ </text:span><text:span text:style-name="T8">led</text:span><text:span text:style-name="T5">: </text:span><text:span text:style-name="T9">LEDCompon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xml:id="id2" draw:id="id2" draw:layer="layout" svg:width="8.572cm" svg:height="0.826cm" svg:x="-15.035cm" svg:y="22.208cm">
          <draw:glue-point draw:id="4" svg:x="2.582cm" svg:y="4.488cm"/>
          <draw:glue-point draw:id="5" svg:x="-2.215cm" svg:y="4.711cm"/>
          <text:p text:style-name="P5"><text:span text:style-name="T5">+ </text:span><text:span text:style-name="T6">fly</text:span><text:span text:style-name="T4">()</text:span><text:span text:style-name="T5">: vo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xml:id="id3" draw:id="id3" draw:layer="layout" svg:width="9.479cm" svg:height="0.924cm" svg:x="-10.614cm" svg:y="23.812cm">
          <text:p text:style-name="P1"><text:span text:style-name="T1">LEDComponent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9.479cm" svg:height="0.923cm" svg:x="-10.614cm" svg:y="24.736cm">
          <text:p text:style-name="P7"><text:span text:style-name="T2">+ </text:span><text:span text:style-name="T3">element</text:span><text:span text:style-name="T4">: HTMLElement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9.479cm" svg:height="1.586cm" svg:x="-10.614cm" svg:y="25.663cm">
          <text:p text:style-name="P3"><text:span text:style-name="T2">+ </text:span><text:span text:style-name="T10">setColor</text:span><text:span text:style-name="T2">(</text:span><text:span text:style-name="T3">newColor</text:span><text:span text:style-name="T4">: String): void</text:span></text:p>
          <text:p text:style-name="P3"><text:span text:style-name="T4">+ </text:span><text:span text:style-name="T6">randomColor</text:span><text:span text:style-name="T4">(): void</text:span></text:p>
          <draw:enhanced-geometry svg:viewBox="0 0 21600 21600" draw:type="rectangle" draw:enhanced-path="M 0 0 L 21600 0 21600 21600 0 21600 0 0 Z N"/>
        </draw:custom-shape>
        <draw:frame draw:style-name="gr10" draw:text-style-name="P11" draw:layer="layout" svg:width="16.333cm" svg:height="7.977cm" svg:x="4.034cm" svg:y="4.751cm">
          <draw:text-box>
            <text:p text:style-name="P9"><text:span text:style-name="T11">class</text:span><text:span text:style-name="T12"> </text:span><text:span text:style-name="T13">Drone</text:span></text:p>
            <text:p text:style-name="P9"><text:span text:style-name="T14">{</text:span></text:p>
            <text:p text:style-name="P9"><text:span text:style-name="T15">    </text:span><text:span text:style-name="T11">constructor</text:span><text:span text:style-name="T14">(</text:span><text:span text:style-name="T16">id</text:span><text:span text:style-name="T14">,</text:span><text:span text:style-name="T12"> </text:span><text:span text:style-name="T16">startX</text:span><text:span text:style-name="T14">,</text:span><text:span text:style-name="T12"> </text:span><text:span text:style-name="T16">startY</text:span><text:span text:style-name="T14">)</text:span></text:p>
            <text:p text:style-name="P9"><text:span text:style-name="T15">    </text:span><text:span text:style-name="T14">{</text:span></text:p>
            <text:p text:style-name="P9"><text:span text:style-name="T15">        </text:span><text:span text:style-name="T17">this</text:span><text:span text:style-name="T14">.</text:span><text:span text:style-name="T16">id</text:span><text:span text:style-name="T12"> </text:span><text:span text:style-name="T14">=</text:span><text:span text:style-name="T12"> </text:span><text:span text:style-name="T16">id</text:span><text:span text:style-name="T14">;</text:span></text:p>
            <text:p text:style-name="P9"><text:span text:style-name="T15">        </text:span><text:span text:style-name="T17">this</text:span><text:span text:style-name="T14">.</text:span><text:span text:style-name="T16">location</text:span><text:span text:style-name="T12"> </text:span><text:span text:style-name="T14">=</text:span><text:span text:style-name="T12"> </text:span><text:span text:style-name="T17">new</text:span><text:span text:style-name="T12"> </text:span><text:span text:style-name="T13">LocationComponent</text:span><text:span text:style-name="T12">(</text:span><text:span text:style-name="T16">id</text:span><text:span text:style-name="T14">,</text:span><text:span text:style-name="T12"> </text:span><text:span text:style-name="T16">startX</text:span><text:span text:style-name="T14">,</text:span><text:span text:style-name="T12"> </text:span><text:span text:style-name="T16">startY</text:span><text:span text:style-name="T12">)</text:span><text:span text:style-name="T14">;</text:span></text:p>
            <text:p text:style-name="P9"><text:span text:style-name="T15">        </text:span><text:span text:style-name="T17">this</text:span><text:span text:style-name="T14">.</text:span><text:span text:style-name="T16">led</text:span><text:span text:style-name="T12"> </text:span><text:span text:style-name="T14">=</text:span><text:span text:style-name="T12"> </text:span><text:span text:style-name="T17">new</text:span><text:span text:style-name="T12"> </text:span><text:span text:style-name="T13">LEDComponent</text:span><text:span text:style-name="T12">(</text:span><text:span text:style-name="T16">id</text:span><text:span text:style-name="T12">)</text:span><text:span text:style-name="T14">;</text:span><text:span text:style-name="T12"> </text:span></text:p>
            <text:p text:style-name="P9"><text:span text:style-name="T15">    </text:span><text:span text:style-name="T14">}</text:span></text:p>
            <text:p text:style-name="P10"><text:span text:style-name="T18"/></text:p>
            <text:p text:style-name="P9"><text:span text:style-name="T15">    </text:span><text:span text:style-name="T19">fly</text:span><text:span text:style-name="T14">()</text:span></text:p>
            <text:p text:style-name="P9"><text:span text:style-name="T15">    </text:span><text:span text:style-name="T14">{</text:span></text:p>
            <text:p text:style-name="P9"><text:span text:style-name="T15">        </text:span><text:span text:style-name="T17">this</text:span><text:span text:style-name="T14">.</text:span><text:span text:style-name="T16">location</text:span><text:span text:style-name="T14">.</text:span><text:span text:style-name="T19">moveRight</text:span><text:span text:style-name="T12">()</text:span><text:span text:style-name="T14">;</text:span></text:p>
            <text:p text:style-name="P9"><text:span text:style-name="T15">        </text:span><text:span text:style-name="T19">ge</text:span><text:span text:style-name="T12">(</text:span><text:span text:style-name="T14">'</text:span><text:span text:style-name="T20">infoBox</text:span><text:span text:style-name="T14">'</text:span><text:span text:style-name="T12">)</text:span><text:span text:style-name="T14">.</text:span><text:span text:style-name="T21">textContent</text:span><text:span text:style-name="T12"> </text:span><text:span text:style-name="T14">=</text:span><text:span text:style-name="T12"> </text:span><text:span text:style-name="T14">"</text:span><text:span text:style-name="T20">Status: Drone flying right.</text:span><text:span text:style-name="T14">";</text:span></text:p>
            <text:p text:style-name="P9"><text:span text:style-name="T15">    </text:span><text:span text:style-name="T14">}</text:span></text:p>
            <text:p text:style-name="P9"><text:span text:style-name="T14">}</text:span></text:p>
          </draw:text-box>
        </draw:frame>
        <draw:frame draw:style-name="gr11" draw:text-style-name="P12" draw:layer="layout" svg:width="11.583cm" svg:height="11.038cm" svg:x="12.804cm" svg:y="13.205cm">
          <draw:text-box>
            <text:p text:style-name="P9"><text:span text:style-name="T22">class</text:span><text:span text:style-name="T23"> </text:span><text:span text:style-name="T24">LEDComponent</text:span></text:p>
            <text:p text:style-name="P9"><text:span text:style-name="T25">{</text:span></text:p>
            <text:p text:style-name="P9"><text:span text:style-name="T23">    </text:span><text:span text:style-name="T22">constructor</text:span><text:span text:style-name="T25">(</text:span><text:span text:style-name="T8">elementId</text:span><text:span text:style-name="T25">)</text:span></text:p>
            <text:p text:style-name="P9"><text:span text:style-name="T23">    </text:span><text:span text:style-name="T25">{</text:span></text:p>
            <text:p text:style-name="P9"><text:span text:style-name="T23">        </text:span><text:span text:style-name="T26">this</text:span><text:span text:style-name="T25">.</text:span><text:span text:style-name="T8">element</text:span><text:span text:style-name="T23"> </text:span><text:span text:style-name="T25">=</text:span><text:span text:style-name="T23"> </text:span><text:span text:style-name="T27">ge</text:span><text:span text:style-name="T23">(</text:span><text:span text:style-name="T8">elementId</text:span><text:span text:style-name="T23">)</text:span><text:span text:style-name="T25">;</text:span></text:p>
            <text:p text:style-name="P9"><text:span text:style-name="T23">    </text:span><text:span text:style-name="T25">}</text:span></text:p>
            <text:p text:style-name="P10"><text:span text:style-name="T28"/></text:p>
            <text:p text:style-name="P9"><text:span text:style-name="T23">    </text:span><text:span text:style-name="T27">setColor</text:span><text:span text:style-name="T25">(</text:span><text:span text:style-name="T8">newColor</text:span><text:span text:style-name="T25">)</text:span></text:p>
            <text:p text:style-name="P9"><text:span text:style-name="T23">    </text:span><text:span text:style-name="T25">{</text:span></text:p>
            <text:p text:style-name="P9"><text:span text:style-name="T23">        </text:span><text:span text:style-name="T26">this</text:span><text:span text:style-name="T25">.</text:span><text:span text:style-name="T8">element</text:span><text:span text:style-name="T25">.</text:span><text:span text:style-name="T29">style</text:span><text:span text:style-name="T25">.</text:span><text:span text:style-name="T29">backgroundColor</text:span><text:span text:style-name="T23"> </text:span><text:span text:style-name="T25">=</text:span><text:span text:style-name="T23"> </text:span><text:span text:style-name="T8">newColor</text:span><text:span text:style-name="T25">;</text:span></text:p>
            <text:p text:style-name="P9"><text:span text:style-name="T23">    </text:span><text:span text:style-name="T25">}</text:span></text:p>
            <text:p text:style-name="P10"><text:span text:style-name="T28"/></text:p>
            <text:p text:style-name="P9"><text:span text:style-name="T23">    </text:span><text:span text:style-name="T27">randomColor</text:span><text:span text:style-name="T25">()</text:span></text:p>
            <text:p text:style-name="P9"><text:span text:style-name="T23">    </text:span><text:span text:style-name="T25">{</text:span></text:p>
            <text:p text:style-name="P9"><text:span text:style-name="T23">        </text:span><text:span text:style-name="T22">let</text:span><text:span text:style-name="T23"> </text:span><text:span text:style-name="T8">r</text:span><text:span text:style-name="T23"> </text:span><text:span text:style-name="T25">=</text:span><text:span text:style-name="T23"> </text:span><text:span text:style-name="T29">Math</text:span><text:span text:style-name="T25">.</text:span><text:span text:style-name="T27">floor</text:span><text:span text:style-name="T23">(</text:span><text:span text:style-name="T29">Math</text:span><text:span text:style-name="T25">.</text:span><text:span text:style-name="T27">random</text:span><text:span text:style-name="T23">() * </text:span><text:span text:style-name="T30">255</text:span><text:span text:style-name="T23">)</text:span><text:span text:style-name="T25">;</text:span></text:p>
            <text:p text:style-name="P9"><text:span text:style-name="T23">        </text:span><text:span text:style-name="T22">let</text:span><text:span text:style-name="T23"> </text:span><text:span text:style-name="T8">g</text:span><text:span text:style-name="T23"> </text:span><text:span text:style-name="T25">=</text:span><text:span text:style-name="T23"> </text:span><text:span text:style-name="T29">Math</text:span><text:span text:style-name="T25">.</text:span><text:span text:style-name="T27">floor</text:span><text:span text:style-name="T23">(</text:span><text:span text:style-name="T29">Math</text:span><text:span text:style-name="T25">.</text:span><text:span text:style-name="T27">random</text:span><text:span text:style-name="T23">() * </text:span><text:span text:style-name="T30">255</text:span><text:span text:style-name="T23">)</text:span><text:span text:style-name="T25">;</text:span></text:p>
            <text:p text:style-name="P9"><text:span text:style-name="T23">        </text:span><text:span text:style-name="T22">let</text:span><text:span text:style-name="T23"> </text:span><text:span text:style-name="T8">b</text:span><text:span text:style-name="T23"> </text:span><text:span text:style-name="T25">=</text:span><text:span text:style-name="T23"> </text:span><text:span text:style-name="T29">Math</text:span><text:span text:style-name="T25">.</text:span><text:span text:style-name="T27">floor</text:span><text:span text:style-name="T23">(</text:span><text:span text:style-name="T29">Math</text:span><text:span text:style-name="T25">.</text:span><text:span text:style-name="T27">random</text:span><text:span text:style-name="T23">() * </text:span><text:span text:style-name="T30">255</text:span><text:span text:style-name="T23">)</text:span><text:span text:style-name="T25">;</text:span></text:p>
            <text:p text:style-name="P9"><text:span text:style-name="T23">        </text:span><text:span text:style-name="T26">this</text:span><text:span text:style-name="T25">.</text:span><text:span text:style-name="T27">setColor</text:span><text:span text:style-name="T23">(</text:span><text:span text:style-name="T25">`</text:span><text:span text:style-name="T30">rgb(</text:span><text:span text:style-name="T26">${</text:span><text:span text:style-name="T8">r</text:span><text:span text:style-name="T26">}</text:span><text:span text:style-name="T30">, </text:span><text:span text:style-name="T26">${</text:span><text:span text:style-name="T8">g</text:span><text:span text:style-name="T26">}</text:span><text:span text:style-name="T30">, </text:span><text:span text:style-name="T26">${</text:span><text:span text:style-name="T8">b</text:span><text:span text:style-name="T26">}</text:span><text:span text:style-name="T30">)</text:span><text:span text:style-name="T25">`</text:span><text:span text:style-name="T23">)</text:span><text:span text:style-name="T25">;</text:span></text:p>
            <text:p text:style-name="P9"><text:span text:style-name="T23">    </text:span><text:span text:style-name="T25">}</text:span></text:p>
            <text:p text:style-name="P9"><text:span text:style-name="T25">}</text:span></text:p>
          </draw:text-box>
        </draw:frame>
        <draw:frame draw:style-name="gr12" draw:text-style-name="P12" draw:layer="layout" svg:width="11cm" svg:height="10.302cm" svg:x="0.422cm" svg:y="13.623cm">
          <draw:text-box>
            <text:p text:style-name="P9"><text:span text:style-name="T22">class</text:span><text:span text:style-name="T23"> </text:span><text:span text:style-name="T24">LocationComponent</text:span></text:p>
            <text:p text:style-name="P9"><text:span text:style-name="T25">{</text:span></text:p>
            <text:p text:style-name="P9"><text:span text:style-name="T23">    </text:span><text:span text:style-name="T22">constructor</text:span><text:span text:style-name="T25">(</text:span><text:span text:style-name="T8">elementId</text:span><text:span text:style-name="T25">,</text:span><text:span text:style-name="T23"> </text:span><text:span text:style-name="T8">startX</text:span><text:span text:style-name="T25">,</text:span><text:span text:style-name="T23"> </text:span><text:span text:style-name="T8">startY</text:span><text:span text:style-name="T25">)</text:span></text:p>
            <text:p text:style-name="P9"><text:span text:style-name="T23">    </text:span><text:span text:style-name="T25">{</text:span></text:p>
            <text:p text:style-name="P9"><text:span text:style-name="T23">        </text:span><text:span text:style-name="T26">this</text:span><text:span text:style-name="T25">.</text:span><text:span text:style-name="T8">element</text:span><text:span text:style-name="T23"> </text:span><text:span text:style-name="T25">=</text:span><text:span text:style-name="T23"> </text:span><text:span text:style-name="T27">ge</text:span><text:span text:style-name="T23">(</text:span><text:span text:style-name="T8">elementId</text:span><text:span text:style-name="T23">)</text:span><text:span text:style-name="T25">;</text:span></text:p>
            <text:p text:style-name="P9"><text:span text:style-name="T23">        </text:span><text:span text:style-name="T26">this</text:span><text:span text:style-name="T25">.</text:span><text:span text:style-name="T8">x</text:span><text:span text:style-name="T23"> </text:span><text:span text:style-name="T25">=</text:span><text:span text:style-name="T23"> </text:span><text:span text:style-name="T8">startX</text:span><text:span text:style-name="T25">;</text:span></text:p>
            <text:p text:style-name="P9"><text:span text:style-name="T23">        </text:span><text:span text:style-name="T26">this</text:span><text:span text:style-name="T25">.</text:span><text:span text:style-name="T8">y</text:span><text:span text:style-name="T23"> </text:span><text:span text:style-name="T25">=</text:span><text:span text:style-name="T23"> </text:span><text:span text:style-name="T8">startY</text:span><text:span text:style-name="T25">;</text:span></text:p>
            <text:p text:style-name="P10"><text:span text:style-name="T31"/></text:p>
            <text:p text:style-name="P9"><text:span text:style-name="T25">        </text:span><text:span text:style-name="T32">// set starting pos in the DOM</text:span></text:p>
            <text:p text:style-name="P9"><text:span text:style-name="T23">        </text:span><text:span text:style-name="T26">this</text:span><text:span text:style-name="T25">.</text:span><text:span text:style-name="T8">element</text:span><text:span text:style-name="T25">.</text:span><text:span text:style-name="T29">style</text:span><text:span text:style-name="T25">.</text:span><text:span text:style-name="T29">left</text:span><text:span text:style-name="T23"> </text:span><text:span text:style-name="T25">=</text:span><text:span text:style-name="T23"> </text:span><text:span text:style-name="T26">this</text:span><text:span text:style-name="T25">.</text:span><text:span text:style-name="T8">x</text:span><text:span text:style-name="T23"> + </text:span><text:span text:style-name="T25">"</text:span><text:span text:style-name="T30">px</text:span><text:span text:style-name="T25">";</text:span></text:p>
            <text:p text:style-name="P9"><text:span text:style-name="T23">        </text:span><text:span text:style-name="T26">this</text:span><text:span text:style-name="T25">.</text:span><text:span text:style-name="T8">element</text:span><text:span text:style-name="T25">.</text:span><text:span text:style-name="T29">style</text:span><text:span text:style-name="T25">.</text:span><text:span text:style-name="T29">top</text:span><text:span text:style-name="T23"> </text:span><text:span text:style-name="T25">=</text:span><text:span text:style-name="T23"> </text:span><text:span text:style-name="T26">this</text:span><text:span text:style-name="T25">.</text:span><text:span text:style-name="T8">y</text:span><text:span text:style-name="T23"> + </text:span><text:span text:style-name="T25">"</text:span><text:span text:style-name="T30">px</text:span><text:span text:style-name="T25">";</text:span></text:p>
            <text:p text:style-name="P9"><text:span text:style-name="T23">    </text:span><text:span text:style-name="T25">}</text:span></text:p>
            <text:p text:style-name="P10"><text:span text:style-name="T31"/></text:p>
            <text:p text:style-name="P9"><text:span text:style-name="T23">    </text:span><text:span text:style-name="T27">moveRight</text:span><text:span text:style-name="T25">()</text:span></text:p>
            <text:p text:style-name="P9"><text:span text:style-name="T23">    </text:span><text:span text:style-name="T25">{</text:span></text:p>
            <text:p text:style-name="P9"><text:span text:style-name="T23">        </text:span><text:span text:style-name="T26">this</text:span><text:span text:style-name="T25">.</text:span><text:span text:style-name="T8">x</text:span><text:span text:style-name="T23"> </text:span><text:span text:style-name="T25">+=</text:span><text:span text:style-name="T23"> </text:span><text:span text:style-name="T30">50</text:span><text:span text:style-name="T25">;</text:span></text:p>
            <text:p text:style-name="P9"><text:span text:style-name="T23">        </text:span><text:span text:style-name="T26">this</text:span><text:span text:style-name="T25">.</text:span><text:span text:style-name="T8">element</text:span><text:span text:style-name="T25">.</text:span><text:span text:style-name="T29">style</text:span><text:span text:style-name="T25">.</text:span><text:span text:style-name="T29">left</text:span><text:span text:style-name="T23"> </text:span><text:span text:style-name="T25">=</text:span><text:span text:style-name="T23"> </text:span><text:span text:style-name="T26">this</text:span><text:span text:style-name="T25">.</text:span><text:span text:style-name="T8">x</text:span><text:span text:style-name="T23"> + </text:span><text:span text:style-name="T25">"</text:span><text:span text:style-name="T30">px</text:span><text:span text:style-name="T25">";</text:span></text:p>
            <text:p text:style-name="P9"><text:span text:style-name="T23">    </text:span><text:span text:style-name="T25">}</text:span></text:p>
            <text:p text:style-name="P9"><text:span text:style-name="T25">}</text:span></text:p>
          </draw:text-box>
        </draw:frame>
        <draw:connector draw:style-name="gr13" draw:text-style-name="P13" draw:layer="layout" svg:x1="-14.679cm" svg:y1="23.811cm" svg:x2="-12.647cm" svg:y2="23.01cm" draw:start-shape="id1" draw:start-glue-point="0" draw:end-shape="id2" draw:end-glue-point="5" svg:d="M-14679 23811v-388h2032v-413" svg:viewBox="0 0 2033 802">
          <text:p/>
        </draw:connector>
        <draw:connector draw:style-name="gr13" draw:text-style-name="P13" draw:layer="layout" svg:x1="-5.874cm" svg:y1="23.812cm" svg:x2="-8.536cm" svg:y2="22.991cm" draw:start-shape="id3" draw:start-glue-point="0" draw:end-shape="id2" draw:end-glue-point="4" svg:d="M-5874 23812v-389h-2662v-432" svg:viewBox="0 0 2663 822">
          <text:p/>
        </draw:connector>
        <draw:frame draw:style-name="gr14" draw:text-style-name="P15" draw:layer="layout" svg:width="11.058cm" svg:height="2.611cm" svg:x="2.768cm" svg:y="1.452cm">
          <draw:text-box>
            <text:p text:style-name="P14"><text:span text:style-name="T33">interactiveDrone</text:span><text:span text:style-name="T34"> </text:span><text:span text:style-name="T35">=</text:span><text:span text:style-name="T34"> </text:span><text:span text:style-name="T36">new</text:span><text:span text:style-name="T34"> </text:span><text:span text:style-name="T37">Drone</text:span><text:span text:style-name="T34">(</text:span><text:span text:style-name="T35">"</text:span><text:span text:style-name="T38">theDrone</text:span><text:span text:style-name="T35">",</text:span><text:span text:style-name="T34"> </text:span><text:span text:style-name="T39">50</text:span><text:span text:style-name="T35">,</text:span><text:span text:style-name="T34"> </text:span><text:span text:style-name="T40">150</text:span><text:span text:style-name="T34">)</text:span><text:span text:style-name="T35">;</text:span></text:p>
          </draw:text-box>
        </draw:frame>
        <draw:frame draw:style-name="gr15" draw:text-style-name="P16" draw:layer="layout" svg:width="8.883cm" svg:height="0.924cm" svg:x="18.829cm" svg:y="0.207cm">
          <draw:text-box>
            <text:p><text:span text:style-name="T41">Christopher Andrew Topalian</text:span></text:p>
          </draw:text-box>
        </draw:frame>
        <draw:frame draw:style-name="gr16" draw:text-style-name="P18" draw:layer="layout" svg:width="8.883cm" svg:height="1.597cm" svg:x="18.862cm" svg:y="1.21cm">
          <draw:text-box>
            <text:p text:style-name="P17"><text:span text:style-name="T41">https://github.com/ChristopherAndrewTopalian</text:span></text:p>
          </draw:text-box>
        </draw:frame>
        <draw:frame draw:style-name="gr17" draw:text-style-name="P19" draw:layer="layout" svg:width="7.271cm" svg:height="4.517cm" svg:x="20.556cm" svg:y="2.917cm">
          <draw:text-box>
            <text:p text:style-name="P17"><text:span text:style-name="T42">Component</text:span></text:p>
            <text:p text:style-name="P17"><text:span text:style-name="T42">Based</text:span></text:p>
            <text:p text:style-name="P17"><text:span text:style-name="T42">Architecture</text:span></text:p>
          </draw:text-box>
        </draw:frame>
        <draw:frame draw:style-name="gr18" draw:text-style-name="P21" draw:layer="layout" svg:width="8.439cm" svg:height="1.14cm" svg:x="2.765cm" svg:y="0.39cm">
          <draw:text-box>
            <text:p text:style-name="P20"><text:span text:style-name="T43">let</text:span><text:span text:style-name="T44"> </text:span><text:span text:style-name="T45">interactiveDrone</text:span><text:span text:style-name="T46">;</text:span><text:span text:style-name="T47"> </text:span></text:p>
          </draw:text-box>
        </draw:frame>
        <draw:line draw:style-name="gr19" draw:text-style-name="P22" draw:layer="layout" svg:x1="10.53cm" svg:y1="3.71cm" svg:x2="9.642cm" svg:y2="5.92cm">
          <text:p/>
        </draw:line>
        <draw:frame draw:style-name="gr20" draw:text-style-name="P23" draw:layer="layout" svg:width="8.883cm" svg:height="1.597cm" draw:transform="rotate (1.5707963267949) translate (26.027cm 27.549cm)">
          <draw:text-box>
            <text:p text:style-name="P17"><text:span text:style-name="T48">https://github.com/ChristopherAndrewTopalian</text:span></text:p>
          </draw:text-box>
        </draw:frame>
        <draw:line draw:style-name="gr19" draw:text-style-name="P22" draw:layer="layout" svg:x1="8.225cm" svg:y1="3.705cm" svg:x2="8.225cm" svg:y2="5.9cm">
          <text:p/>
        </draw:line>
        <draw:line draw:style-name="gr19" draw:text-style-name="P22" draw:layer="layout" svg:x1="12.304cm" svg:y1="3.604cm" svg:x2="11.263cm" svg:y2="6cm">
          <text:p/>
        </draw:line>
        <draw:line draw:style-name="gr19" draw:text-style-name="P22" draw:layer="layout" svg:x1="8.321cm" svg:y1="6.359cm" svg:x2="15.686cm" svg:y2="7.692cm">
          <text:p/>
        </draw:line>
        <draw:line draw:style-name="gr19" draw:text-style-name="P22" draw:layer="layout" svg:x1="9.918cm" svg:y1="6.359cm" svg:x2="17.298cm" svg:y2="7.508cm">
          <text:p/>
        </draw:line>
        <draw:line draw:style-name="gr19" draw:text-style-name="P22" draw:layer="layout" svg:x1="11.835cm" svg:y1="6.238cm" svg:x2="19.137cm" svg:y2="7.508cm">
          <text:p/>
        </draw:line>
        <draw:line draw:style-name="gr19" draw:text-style-name="P22" draw:layer="layout" svg:x1="8.181cm" svg:y1="6.4cm" svg:x2="7.955cm" svg:y2="6.988cm">
          <text:p/>
        </draw:line>
        <draw:line draw:style-name="gr21" draw:text-style-name="P22" draw:layer="layout" svg:x1="8.321cm" svg:y1="6.437cm" svg:x2="13.322cm" svg:y2="8.223cm">
          <text:p text:style-name="P24"><text:s/></text:p>
        </draw:line>
        <draw:frame draw:style-name="gr22" draw:text-style-name="P25" draw:layer="layout" svg:width="2.376cm" svg:height="0.683cm" svg:x="6.701cm" svg:y="6.375cm">
          <draw:text-box>
            <text:p><text:span text:style-name="T49">theDrone</text:span></text:p>
          </draw:text-box>
        </draw:frame>
        <draw:frame draw:style-name="gr22" draw:text-style-name="P25" draw:layer="layout" svg:width="2.376cm" svg:height="0.683cm" svg:x="11.56cm" svg:y="6.789cm">
          <draw:text-box>
            <text:p><text:span text:style-name="T49">theDrone</text:span></text:p>
          </draw:text-box>
        </draw:frame>
        <draw:line draw:style-name="gr21" draw:text-style-name="P22" draw:layer="layout" svg:x1="15.879cm" svg:y1="7.962cm" svg:x2="5.899cm" svg:y2="14.887cm">
          <text:p text:style-name="P24"><text:s text:c="2"/></text:p>
        </draw:line>
        <draw:line draw:style-name="gr19" draw:text-style-name="P22" draw:layer="layout" svg:x1="16.974cm" svg:y1="7.969cm" svg:x2="8.307cm" svg:y2="14.775cm">
          <text:p/>
        </draw:line>
        <draw:line draw:style-name="gr19" draw:text-style-name="P22" draw:layer="layout" svg:x1="18.665cm" svg:y1="7.97cm" svg:x2="9.68cm" svg:y2="14.887cm">
          <text:p/>
        </draw:line>
        <draw:line draw:style-name="gr21" draw:text-style-name="P22" draw:layer="layout" svg:x1="13.593cm" svg:y1="8.469cm" svg:x2="18.032cm" svg:y2="14.487cm">
          <text:p text:style-name="P24"><text:s text:c="2"/></text:p>
        </draw:line>
        <draw:line draw:style-name="gr21" draw:text-style-name="P22" draw:layer="layout" svg:x1="5.538cm" svg:y1="15.245cm" svg:x2="7.267cm" svg:y2="15.974cm">
          <text:p text:style-name="P24"><text:s text:c="2"/></text:p>
        </draw:line>
        <draw:line draw:style-name="gr21" draw:text-style-name="P22" draw:layer="layout" svg:x1="7.944cm" svg:y1="15.278cm" svg:x2="5.274cm" svg:y2="16.497cm">
          <text:p text:style-name="P24"><text:s text:c="2"/></text:p>
        </draw:line>
        <draw:line draw:style-name="gr21" draw:text-style-name="P22" draw:layer="layout" svg:x1="9.454cm" svg:y1="15.233cm" svg:x2="5.361cm" svg:y2="17.098cm">
          <text:p text:style-name="P24"><text:s text:c="2"/></text:p>
        </draw:line>
        <draw:line draw:style-name="gr21" draw:text-style-name="P22" draw:layer="layout" svg:x1="18.15cm" svg:y1="14.822cm" svg:x2="19.597cm" svg:y2="15.551cm">
          <text:p text:style-name="P24"><text:s text:c="2"/></text:p>
        </draw:line>
        <draw:line draw:style-name="gr21" draw:text-style-name="P22" draw:layer="layout" svg:x1="16.245cm" svg:y1="15.933cm" svg:x2="16.248cm" svg:y2="17.961cm">
          <text:p text:style-name="P24"><text:s text:c="2"/></text:p>
        </draw:line>
        <draw:frame draw:style-name="gr22" draw:text-style-name="P25" draw:layer="layout" svg:width="2.376cm" svg:height="0.683cm" svg:x="8.154cm" svg:y="12.017cm">
          <draw:text-box>
            <text:p><text:span text:style-name="T49">theDrone</text:span></text:p>
          </draw:text-box>
        </draw:frame>
        <draw:frame draw:style-name="gr22" draw:text-style-name="P26" draw:layer="layout" svg:width="1.244cm" svg:height="0.683cm" svg:x="10.636cm" svg:y="12.207cm">
          <draw:text-box>
            <text:p><text:span text:style-name="T50">50</text:span></text:p>
          </draw:text-box>
        </draw:frame>
        <draw:frame draw:style-name="gr22" draw:text-style-name="P27" draw:layer="layout" svg:width="1.244cm" svg:height="0.683cm" svg:x="11.992cm" svg:y="12.295cm">
          <draw:text-box>
            <text:p><text:span text:style-name="T51">150</text:span></text:p>
          </draw:text-box>
        </draw:frame>
        <draw:frame draw:style-name="gr22" draw:text-style-name="P25" draw:layer="layout" svg:width="2.376cm" svg:height="0.683cm" svg:x="15.301cm" svg:y="11.877cm">
          <draw:text-box>
            <text:p><text:span text:style-name="T49">theDrone</text:span></text:p>
          </draw:text-box>
        </draw:frame>
        <draw:frame draw:style-name="gr22" draw:text-style-name="P26" draw:layer="layout" svg:width="1.244cm" svg:height="0.683cm" svg:x="13.756cm" svg:y="6.677cm">
          <draw:text-box>
            <text:p><text:span text:style-name="T50">50</text:span></text:p>
          </draw:text-box>
        </draw:frame>
        <draw:frame draw:style-name="gr22" draw:text-style-name="P27" draw:layer="layout" svg:width="1.244cm" svg:height="0.683cm" svg:x="15cm" svg:y="6.536cm">
          <draw:text-box>
            <text:p><text:span text:style-name="T51">150</text:span></text:p>
          </draw:text-box>
        </draw:frame>
        <draw:frame draw:style-name="gr22" draw:text-style-name="P25" draw:layer="layout" svg:width="2.376cm" svg:height="0.683cm" svg:x="17.331cm" svg:y="14.768cm">
          <draw:text-box>
            <text:p><text:span text:style-name="T49">theDrone</text:span></text:p>
          </draw:text-box>
        </draw:frame>
        <draw:frame draw:style-name="gr22" draw:text-style-name="P25" draw:layer="layout" svg:width="2.376cm" svg:height="0.683cm" svg:x="15.277cm" svg:y="16.101cm">
          <draw:text-box>
            <text:p><text:span text:style-name="T49">theDrone</text:span></text:p>
          </draw:text-box>
        </draw:frame>
        <draw:frame draw:style-name="gr22" draw:text-style-name="P26" draw:layer="layout" svg:width="1.244cm" svg:height="0.683cm" svg:x="6.936cm" svg:y="15.208cm">
          <draw:text-box>
            <text:p><text:span text:style-name="T50">50</text:span></text:p>
          </draw:text-box>
        </draw:frame>
        <draw:frame draw:style-name="gr22" draw:text-style-name="P27" draw:layer="layout" svg:width="1.244cm" svg:height="0.683cm" svg:x="8.129cm" svg:y="15.265cm">
          <draw:text-box>
            <text:p><text:span text:style-name="T51">150</text:span></text:p>
          </draw:text-box>
        </draw:frame>
        <draw:line draw:style-name="gr21" draw:text-style-name="P22" draw:layer="layout" svg:x1="3.124cm" svg:y1="17.336cm" svg:x2="7.9cm" svg:y2="19.205cm">
          <text:p text:style-name="P24"><text:s text:c="3"/></text:p>
        </draw:line>
        <draw:line draw:style-name="gr21" draw:text-style-name="P22" draw:layer="layout" svg:x1="3.245cm" svg:y1="16.778cm" svg:x2="8.043cm" svg:y2="18.527cm">
          <text:p text:style-name="P24"><text:s text:c="3"/></text:p>
        </draw:line>
        <draw:line draw:style-name="gr21" draw:text-style-name="P22" draw:layer="layout" svg:x1="2.946cm" svg:y1="16.816cm" svg:x2="2.339cm" svg:y2="21.792cm">
          <text:p text:style-name="P24"><text:s text:c="3"/></text:p>
        </draw:line>
        <draw:line draw:style-name="gr21" draw:text-style-name="P22" draw:layer="layout" svg:x1="3.19cm" svg:y1="16.855cm" svg:x2="8.051cm" svg:y2="22.242cm">
          <text:p text:style-name="P24"><text:s text:c="3"/></text:p>
        </draw:line>
        <draw:frame draw:style-name="gr22" draw:text-style-name="P25" draw:layer="layout" svg:width="2.376cm" svg:height="0.683cm" svg:x="9.083cm" svg:y="6.821cm">
          <draw:text-box>
            <text:p><text:span text:style-name="T49">theDrone</text:span></text:p>
          </draw:text-box>
        </draw:frame>
        <draw:frame draw:style-name="gr22" draw:text-style-name="P25" draw:layer="layout" svg:width="2.376cm" svg:height="0.683cm" svg:x="5.032cm" svg:y="15.151cm">
          <draw:text-box>
            <text:p><text:span text:style-name="T49">theDrone</text:span></text:p>
          </draw:text-box>
        </draw:frame>
        <draw:frame draw:style-name="gr22" draw:text-style-name="P26" draw:layer="layout" svg:width="1.244cm" svg:height="0.683cm" svg:x="6.245cm" svg:y="20.42cm">
          <draw:text-box>
            <text:p><text:span text:style-name="T50">50</text:span></text:p>
          </draw:text-box>
        </draw:frame>
        <draw:frame draw:style-name="gr22" draw:text-style-name="P26" draw:layer="layout" svg:width="1.244cm" svg:height="0.683cm" svg:x="5.129cm" svg:y="17.322cm">
          <draw:text-box>
            <text:p><text:span text:style-name="T50">50</text:span></text:p>
          </draw:text-box>
        </draw:frame>
        <draw:frame draw:style-name="gr22" draw:text-style-name="P27" draw:layer="layout" svg:width="1.244cm" svg:height="0.683cm" svg:x="4.648cm" svg:y="17.795cm">
          <draw:text-box>
            <text:p><text:span text:style-name="T51">150</text:span></text:p>
          </draw:text-box>
        </draw:frame>
        <draw:frame draw:style-name="gr22" draw:text-style-name="P26" draw:layer="layout" svg:width="1.244cm" svg:height="0.683cm" svg:x="2.129cm" svg:y="19.723cm">
          <draw:text-box>
            <text:p><text:span text:style-name="T50">50</text:span></text:p>
          </draw:text-box>
        </draw:frame>
        <draw:line draw:style-name="gr21" draw:text-style-name="P22" draw:layer="layout" svg:x1="3.545cm" svg:y1="16.33cm" svg:x2="3.781cm" svg:y2="22.372cm">
          <text:p text:style-name="P24"><text:s text:c="3"/></text:p>
        </draw:line>
        <draw:frame draw:style-name="gr22" draw:text-style-name="P25" draw:layer="layout" svg:width="2.376cm" svg:height="0.683cm" svg:x="2.76cm" svg:y="19.703cm">
          <draw:text-box>
            <text:p><text:span text:style-name="T49">theDrone</text:span></text:p>
          </draw:text-box>
        </draw:frame>
        <draw:polyline draw:style-name="gr23" draw:text-style-name="P22" draw:layer="layout" svg:width="9.82cm" svg:height="5.176cm" draw:transform="rotate (1.64095856272507) translate (0.971388000037356cm 20.9128774048669cm)" svg:viewBox="0 0 9821 5177" draw:points="0,269 277,0 7856,851 9821,5177">
          <text:p text:style-name="P24"><text:s text:c="2"/></text:p>
        </draw:polyline>
        <draw:frame draw:style-name="gr24" draw:text-style-name="P18" draw:layer="layout" svg:width="8.883cm" svg:height="1.597cm" svg:x="0.343cm" svg:y="26.023cm">
          <draw:text-box>
            <text:p text:style-name="P17"><text:span text:style-name="T41">https://github.com/ChristopherAndrewTopalian</text:span></text:p>
          </draw:text-box>
        </draw:frame>
        <draw:polyline draw:style-name="gr23" draw:text-style-name="P22" draw:layer="layout" svg:width="5.641cm" svg:height="1.981cm" draw:transform="skewX (0.0113446401379631) rotate (-1.63554804204389) translate (14.5230913619212cm 17.1699311611693cm)" svg:viewBox="0 0 5642 1982" draw:points="0,907 82,1982 5642,1622 5519,0">
          <text:p text:style-name="P24"><text:s text:c="2"/></text:p>
        </draw:poly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, Consolas"/>
    <style:font-face style:name="Arial1" svg:font-family="Arial" style:font-family-generic="system" style:font-pitch="variable"/>
    <style:font-face style:name="Arial2" svg:font-family="Arial" style:font-pitch="variable"/>
    <style:font-face style:name="Arial3" svg:font-family="Arial" style:font-family-generic="swiss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3" draw:display-name="Arrowheads 3" svg:viewBox="0 0 3000 3000" svg:d="M1500 3000l-1500-1500 1500-1500 1500 1500zM1500 2715l-1215-1215 1215-1215 1215 1215z"/>
    <draw:marker draw:name="Arrowheads_20_4" draw:display-name="Arrowheads 4" svg:viewBox="0 0 20 20" svg:d="M0 20l10-20 10 20z"/>
    <draw:stroke-dash draw:name="Dash_20__28_Rounded_29_" draw:display-name="Dash (Rounded)" draw:style="round" draw:dots1="1" draw:dots1-length="201%" draw:distance="199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ody_20_Text" style:display-name="Body Text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4pt" style:font-name-asian="Microsoft YaHei1" style:font-family-asian="'Microsoft YaHei'" style:font-pitch-asian="variable" style:font-name-complex="Liberation Sans1" style:font-family-complex="'Liberation Sans', Arial" style:font-family-generic-complex="swiss" style:font-pitch-complex="variable" style:font-size-complex="14pt"/>
    </style:style>
    <style:style style:name="Index" style:family="graphic">
      <style:paragraph-properties style:text-autospace="none"/>
      <style:text-properties style:font-name-complex="Arial3" style:font-family-complex="Arial" style:font-family-generic-complex="swiss"/>
    </style:style>
    <style:style style:name="List" style:family="graphic">
      <style:paragraph-properties style:text-autospace="none"/>
      <style:text-properties style:font-name-complex="Arial3" style:font-family-complex="Arial" style:font-family-generic-complex="swiss"/>
    </style:style>
    <style:style style:name="Normal" style:family="graphic">
      <style:graphic-properties style:writing-mode="lr-tb"/>
      <style:paragraph-properties style:text-autospace="none" style:writing-mode="lr-tb"/>
      <style:text-properties style:use-window-font-color="true" loext:opacity="0%" fo:font-size="12pt" fo:language="en" fo:country="US" style:letter-kerning="true" style:font-name-asian="Segoe UI" style:font-family-asian="'Segoe UI'" style:font-family-generic-asian="roman" style:font-pitch-asian="variable" style:font-size-asian="12pt" style:language-asian="zh" style:country-asian="CN" style:font-name-complex="Arial2" style:font-family-complex="Arial" style:font-pitch-complex="variable" style:font-size-complex="12pt" style:language-complex="hi" style:country-complex="IN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Arial3" style:font-family-complex="Arial" style:font-family-generic-complex="swiss" style:font-size-complex="12pt" style:font-style-complex="italic"/>
    </style:style>
  </office:styles>
  <office:automatic-styles>
    <style:page-layout style:name="PM0">
      <style:page-layout-properties fo:margin-top="0cm" fo:margin-bottom="0cm" fo:margin-left="0cm" fo:margin-right="0cm" fo:page-width="27.94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6-04-11T09:08:14.822314600</meta:creation-date>
    <dc:date>2026-04-21T16:19:50.692699900</dc:date>
    <meta:editing-duration>P9DT21H29M32S</meta:editing-duration>
    <meta:editing-cycles>149</meta:editing-cycles>
    <meta:generator>LibreOffice/25.2.3.2$Windows_X86_64 LibreOffice_project/bbb074479178df812d175f709636b368952c2ce3</meta:generator>
    <dc:title>CATopalian JavaScript Component Based Architecture Flow</dc:title>
    <dc:publisher>Christopher Andrew Topalian</dc:publisher>
    <meta:document-statistic meta:object-count="64"/>
  </office:meta>
</office:document-meta>
</file>